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5.953cm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5.953cm"/>
          <style:tab-stop style:position="10.507cm"/>
        </style:tab-stops>
      </style:paragraph-properties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padding="0cm" fo:border-left="none" fo:border-right="none" fo:border-top="none" fo:border-bottom="0.053cm solid #00000a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padding="0cm" fo:border-left="none" fo:border-right="none" fo:border-top="none" fo:border-bottom="0.053cm solid #00000a">
        <style:tab-stops>
          <style:tab-stop style:position="5.953cm"/>
          <style:tab-stop style:position="10.507cm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0.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10.5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10.5cm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>
        <style:tab-stops>
          <style:tab-stop style:position="10.5cm"/>
        </style:tab-stops>
      </style:paragraph-properties>
      <style:text-properties fo:font-size="16pt" style:font-size-asian="16pt" style:font-size-complex="16pt"/>
    </style:style>
    <style:style style:name="P12" style:family="paragraph" style:parent-style-name="Standard" style:master-page-name="Standard">
      <style:paragraph-properties style:page-number="auto">
        <style:tab-stops>
          <style:tab-stop style:position="10.5cm"/>
        </style:tab-stops>
      </style:paragraph-properties>
      <style:text-properties fo:font-size="22pt" fo:font-weight="bold" style:font-size-asian="22pt" style:font-weight-asian="bold" style:font-size-complex="22pt"/>
    </style:style>
    <style:style style:name="P13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>
        <style:tab-stops>
          <style:tab-stop style:position="10.5cm"/>
        </style:tab-stops>
      </style:paragraph-properties>
    </style:style>
    <style:style style:name="P14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>
        <style:tab-stops>
          <style:tab-stop style:position="10.5cm"/>
        </style:tab-stops>
      </style:paragraph-properties>
      <style:text-properties fo:font-size="16pt" style:font-size-asian="16pt" style:font-size-complex="16pt"/>
    </style:style>
    <style:style style:name="P15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>
        <style:tab-stops>
          <style:tab-stop style:position="10.5cm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>
        <style:tab-stops>
          <style:tab-stop style:position="10.5cm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⚕name⚕, ⚕vorname⚕<text:tab/>⚕gdatum⚕</text:p>
      <text:p text:style-name="P13"/>
      <text:p text:style-name="P9">Name<text:tab/>Geburtsdatum</text:p>
      <text:p text:style-name="P14"/>
      <text:p text:style-name="P16">⚕straße⚕, ⚕plz⚕ ⚕ort⚕<text:tab/>⚕tel⚕</text:p>
      <text:p text:style-name="P9">Adresse<text:tab/>Telefonnummer</text:p>
      <text:p text:style-name="P10"/>
      <text:p text:style-name="P15">⚕hm1⚕<text:tab/>⚕pzn1⚕</text:p>
      <text:p text:style-name="P9">Menge, Artikel,<text:tab/>PZN</text:p>
      <text:p text:style-name="P10"/>
      <text:p text:style-name="P15">⚕hm2⚕<text:tab/>⚕pzn2⚕</text:p>
      <text:p text:style-name="P9">Menge, Artikel,<text:tab/>PZN<text:span text:style-name="T1"><text:tab/><text:tab/></text:span></text:p>
      <text:p text:style-name="P10"/>
      <text:p text:style-name="P15">⚕hm3⚕<text:tab/>⚕pzn3⚕</text:p>
      <text:p text:style-name="P9">Menge, Artikel,<text:tab/>PZN<text:span text:style-name="T1"><text:tab/><text:tab/></text:span></text:p>
      <text:p text:style-name="P11"/>
      <text:p text:style-name="P15">⚕gzeit⚕<text:tab/>⚕frei⚕</text:p>
      <text:p text:style-name="P8">Genehmigungszeitraum<text:tab/>Befreiungsstatus</text:p>
      <text:p text:style-name="P5"/>
      <text:p text:style-name="P6">⚕erstbelieferung⚕<text:tab/>⚕vwkz⚕<text:tab/>⚕bzeit⚕</text:p>
      <text:p text:style-name="P3">Erstbelieferung,<text:tab/>VWKZ,<text:tab/>Bindungserklärungszeitraum</text:p>
      <text:p text:style-name="P1"/>
      <text:p text:style-name="P2"><text:span text:style-name="T2">AC/TK:</text:span><text:tab/>⚕actk⚕</text:p>
      <text:p text:style-name="P2"><text:span text:style-name="T2">Besonderheiten:</text:span><text:tab/>⚕besonderheiten⚕</text:p>
      <text:p text:style-name="P1"/>
      <text:p text:style-name="P4">⚕kommentar⚕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alib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ne Harms</meta:initial-creator>
    <meta:editing-cycles>93</meta:editing-cycles>
    <meta:print-date>2018-05-11T15:07:00</meta:print-date>
    <meta:creation-date>2017-07-28T15:34:00</meta:creation-date>
    <dc:date>2022-04-02T19:08:14.97</dc:date>
    <meta:editing-duration>PT2H9M12S</meta:editing-duration>
    <meta:generator>OpenOffice/4.1.3$Win32 OpenOffice.org_project/413m1$Build-9783</meta:generator>
    <meta:document-statistic meta:table-count="0" meta:image-count="0" meta:object-count="0" meta:page-count="1" meta:paragraph-count="17" meta:word-count="49" meta:character-count="376"/>
    <dc:creator>Martin Pröhl</dc:creator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